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risposta">
      <style:paragraph-properties fo:break-before="page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intestazione">Compito numero 0: nome ________________________</text:p>
      <text:p text:style-name="domanda">0: Domanda numero 3</text:p>
      <text:p text:style-name="risposta">a) risposta3-1 giusta</text:p>
      <text:p text:style-name="risposta">b) risposta3-3 sbagliata</text:p>
      <text:p text:style-name="risposta">c) risposta3-2 sbagliata</text:p>
      <text:p text:style-name="risposta">d) risposta3-4 evitabile</text:p>
      <text:p text:style-name="domanda">1: Domanda numero 2</text:p>
      <text:p text:style-name="risposta">a) risposta2-4 sbagliata</text:p>
      <text:p text:style-name="risposta">b) risposta2-1 sbagliata</text:p>
      <text:p text:style-name="risposta">c) risposta2-2 giusta</text:p>
      <text:p text:style-name="risposta">d) risposta2-3 evitabile</text:p>
      <text:p text:style-name="domanda">2: Domanda numero 1</text:p>
      <text:p text:style-name="risposta">a) risposta1-1 giusta</text:p>
      <text:p text:style-name="risposta">b) risposta1-3 sbagliata</text:p>
      <text:p text:style-name="risposta">c) risposta1-2 sbagliata</text:p>
      <text:p text:style-name="risposta">d) risposta1-4 evitabile</text:p>
      <text:p text:style-name="Standard"/>
      <text:p text:style-name="intestazione">Compito numero 0: nome ________________________</text:p>
      <text:p text:style-name="domanda">0: Domanda numero 1</text:p>
      <text:p text:style-name="risposta">a) risposta1-1 giusta</text:p>
      <text:p text:style-name="risposta">b) risposta1-3 sbagliata</text:p>
      <text:p text:style-name="risposta">c) risposta1-2 sbagliata</text:p>
      <text:p text:style-name="risposta">d) risposta1-4 evitabile</text:p>
      <text:p text:style-name="domanda">1: Domanda numero 2</text:p>
      <text:p text:style-name="risposta">a) risposta2-2 giusta</text:p>
      <text:p text:style-name="risposta">b) risposta2-4 sbagliata</text:p>
      <text:p text:style-name="risposta">c) risposta2-3 evitabile</text:p>
      <text:p text:style-name="risposta">d) risposta2-1 sbagliata</text:p>
      <text:p text:style-name="domanda">2: Domanda numero 3</text:p>
      <text:p text:style-name="risposta">a) risposta3-2 sbagliata</text:p>
      <text:p text:style-name="risposta">b) risposta3-3 sbagliata</text:p>
      <text:p text:style-name="risposta">c) risposta3-1 giusta</text:p>
      <text:p text:style-name="risposta">d) risposta3-4 evitabile</text:p>
      <text:p text:style-name="Standard"/>
      <text:p text:style-name="intestazione">Compito numero 0: nome ________________________</text:p>
      <text:p text:style-name="domanda">0: Domanda numero 3</text:p>
      <text:p text:style-name="risposta">a) risposta3-3 sbagliata</text:p>
      <text:p text:style-name="risposta">b) risposta3-1 giusta</text:p>
      <text:p text:style-name="risposta">c) risposta3-2 sbagliata</text:p>
      <text:p text:style-name="domanda">1: Domanda numero 1</text:p>
      <text:p text:style-name="risposta">a) risposta1-1 giusta</text:p>
      <text:p text:style-name="risposta">b) risposta1-2 sbagliata</text:p>
      <text:p text:style-name="risposta">c) risposta1-3 sbagliata</text:p>
      <text:p text:style-name="domanda">2: Domanda numero 2</text:p>
      <text:p text:style-name="risposta">a) risposta2-4 sbagliata</text:p>
      <text:p text:style-name="risposta">b) risposta2-2 giusta</text:p>
      <text:p text:style-name="risposta">c) risposta2-1 sbagliata</text:p>
      <text:p text:style-name="Standard"/>
      <text:p text:style-name="intestazione">Compito numero 0: nome ________________________</text:p>
      <text:p text:style-name="domanda">0: Domanda numero 2</text:p>
      <text:p text:style-name="risposta">a) risposta2-4 sbagliata</text:p>
      <text:p text:style-name="risposta">b) risposta2-1 sbagliata</text:p>
      <text:p text:style-name="risposta">c) risposta2-2 giusta</text:p>
      <text:p text:style-name="domanda">1: Domanda numero 1</text:p>
      <text:p text:style-name="risposta">a) risposta1-1 giusta</text:p>
      <text:p text:style-name="risposta">b) risposta1-3 sbagliata</text:p>
      <text:p text:style-name="risposta">c) risposta1-2 sbagliata</text:p>
      <text:p text:style-name="domanda">2: Domanda numero 3</text:p>
      <text:p text:style-name="risposta">a) risposta3-2 sbagliata</text:p>
      <text:p text:style-name="risposta">b) risposta3-1 giusta</text:p>
      <text:p text:style-name="risposta">c) risposta3-3 sbagliat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omanda" style:family="paragraph" style:parent-style-name="Standard">
      <style:paragraph-properties fo:margin-top="0.4cm" fo:margin-bottom="0cm" loext:contextual-spacing="false"/>
    </style:style>
    <style:style style:name="risposta" style:family="paragraph" style:parent-style-name="Standard" style:master-page-name="">
      <style:paragraph-properties fo:margin-top="0cm" fo:margin-bottom="0.101cm" loext:contextual-spacing="false" style:page-number="auto"/>
      <style:text-properties fo:font-size="11pt" style:font-size-asian="10.5pt"/>
    </style:style>
    <style:style style:name="intestazione" style:family="paragraph" style:parent-style-name="domanda" style:master-page-name="">
      <style:paragraph-properties style:page-number="auto" fo:break-before="pag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spostainlinea" style:family="text">
      <style:text-properties fo:font-size="11pt" fo:background-color="transparent" style:font-size-asian="10.5pt" loext:padding="0.499cm" loext:border-left="none" loext:border-right="0.06pt solid #ffffff" loext:border-top="none" loext:border-bottom="none" loext:shadow="none"/>
    </style:style>
    <style:style style:name="codice" style:family="text">
      <style:text-properties style:font-name="Courier New" fo:font-family="'Courier New'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1.6cm" fo:margin-left="1.6cm" fo:margin-right="1.6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</office:master-styles>
</office:document-styles>
</file>